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f0fc" officeooo:paragraph-rsid="0009f0fc"/>
    </style:style>
    <style:style style:name="P2" style:family="paragraph" style:parent-style-name="Standard">
      <style:text-properties officeooo:rsid="0009f0fc" officeooo:paragraph-rsid="000a1add"/>
    </style:style>
    <style:style style:name="P3" style:family="paragraph" style:parent-style-name="Standard">
      <style:text-properties officeooo:rsid="000a1add" officeooo:paragraph-rsid="000a1add"/>
    </style:style>
    <style:style style:name="P4" style:family="paragraph" style:parent-style-name="Standard">
      <style:text-properties officeooo:rsid="000a1add" officeooo:paragraph-rsid="000bf28c"/>
    </style:style>
    <style:style style:name="P5" style:family="paragraph" style:parent-style-name="Standard">
      <style:text-properties officeooo:rsid="000ccd66" officeooo:paragraph-rsid="000ccd66"/>
    </style:style>
    <style:style style:name="P6" style:family="paragraph" style:parent-style-name="Standard">
      <style:text-properties officeooo:rsid="000d7fa1" officeooo:paragraph-rsid="000d7fa1"/>
    </style:style>
    <style:style style:name="P7" style:family="paragraph" style:parent-style-name="Standard">
      <style:text-properties officeooo:rsid="000f1dc6" officeooo:paragraph-rsid="000f1dc6"/>
    </style:style>
    <style:style style:name="P8" style:family="paragraph" style:parent-style-name="Standard">
      <style:text-properties officeooo:rsid="000f760d" officeooo:paragraph-rsid="000f760d"/>
    </style:style>
    <style:style style:name="P9" style:family="paragraph" style:parent-style-name="Standard">
      <style:text-properties fo:font-weight="bold" officeooo:rsid="000f760d" officeooo:paragraph-rsid="000f760d" style:font-weight-asian="bold" style:font-weight-complex="bold"/>
    </style:style>
    <style:style style:name="P10" style:family="paragraph" style:parent-style-name="Standard">
      <style:text-properties fo:font-weight="bold" officeooo:rsid="00103173" officeooo:paragraph-rsid="00103173" style:font-weight-asian="bold" style:font-weight-complex="bold"/>
    </style:style>
    <style:style style:name="P11" style:family="paragraph" style:parent-style-name="Standard">
      <style:text-properties fo:font-weight="bold" officeooo:rsid="001d1ffd" officeooo:paragraph-rsid="001d1ffd" style:font-weight-asian="bold" style:font-weight-complex="bold"/>
    </style:style>
    <style:style style:name="P12" style:family="paragraph" style:parent-style-name="Standard">
      <style:text-properties fo:font-weight="normal" officeooo:rsid="000f760d" officeooo:paragraph-rsid="000f760d" style:font-weight-asian="normal" style:font-weight-complex="normal"/>
    </style:style>
    <style:style style:name="P13" style:family="paragraph" style:parent-style-name="Standard">
      <style:text-properties fo:font-weight="normal" officeooo:rsid="0010eef8" officeooo:paragraph-rsid="0010eef8" style:font-weight-asian="normal" style:font-weight-complex="normal"/>
    </style:style>
    <style:style style:name="P14" style:family="paragraph" style:parent-style-name="Standard">
      <style:text-properties officeooo:rsid="00103173" officeooo:paragraph-rsid="00103173"/>
    </style:style>
    <style:style style:name="P15" style:family="paragraph" style:parent-style-name="Standard">
      <style:text-properties fo:font-size="14pt" fo:font-weight="bold" officeooo:rsid="000f1dc6" officeooo:paragraph-rsid="000f1dc6" style:font-size-asian="14pt" style:font-weight-asian="bold" style:font-size-complex="14pt" style:font-weight-complex="bold"/>
    </style:style>
    <style:style style:name="P16" style:family="paragraph" style:parent-style-name="Standard">
      <style:text-properties fo:font-size="14pt" fo:font-weight="bold" officeooo:rsid="0010eef8" officeooo:paragraph-rsid="0010eef8" style:font-size-asian="14pt" style:font-weight-asian="bold" style:font-size-complex="14pt" style:font-weight-complex="bold"/>
    </style:style>
    <style:style style:name="P17" style:family="paragraph" style:parent-style-name="Standard">
      <style:text-properties fo:font-size="14pt" fo:font-weight="bold" officeooo:rsid="0015d70d" officeooo:paragraph-rsid="0015d70d" style:font-size-asian="14pt" style:font-weight-asian="bold" style:font-size-complex="14pt" style:font-weight-complex="bold"/>
    </style:style>
    <style:style style:name="P18" style:family="paragraph" style:parent-style-name="Standard">
      <style:text-properties fo:font-size="14pt" fo:font-weight="bold" officeooo:rsid="001402f5" officeooo:paragraph-rsid="001402f5" style:font-size-asian="12.25pt" style:font-weight-asian="bold" style:font-size-complex="14pt" style:font-weight-complex="bold"/>
    </style:style>
    <style:style style:name="P19" style:family="paragraph" style:parent-style-name="Standard">
      <style:text-properties fo:font-size="14pt" fo:font-weight="bold" officeooo:rsid="0015d70d" officeooo:paragraph-rsid="0015d70d" style:font-size-asian="12.25pt" style:font-weight-asian="bold" style:font-size-complex="14pt" style:font-weight-complex="bold"/>
    </style:style>
    <style:style style:name="P20" style:family="paragraph" style:parent-style-name="Standard">
      <style:text-properties fo:font-size="14pt" fo:font-weight="normal" officeooo:rsid="0015d70d" officeooo:paragraph-rsid="0015d70d" style:font-size-asian="14pt" style:font-weight-asian="normal" style:font-size-complex="14pt" style:font-weight-complex="normal"/>
    </style:style>
    <style:style style:name="P21" style:family="paragraph" style:parent-style-name="Standard">
      <style:text-properties fo:font-size="12pt" fo:font-weight="normal" officeooo:rsid="0010eef8" officeooo:paragraph-rsid="0010eef8" style:font-size-asian="10.5pt" style:font-weight-asian="normal" style:font-size-complex="12pt" style:font-weight-complex="normal"/>
    </style:style>
    <style:style style:name="P22" style:family="paragraph" style:parent-style-name="Standard">
      <style:text-properties fo:font-size="12pt" fo:font-weight="normal" officeooo:rsid="001231a0" officeooo:paragraph-rsid="001231a0" style:font-size-asian="10.5pt" style:font-weight-asian="normal" style:font-size-complex="12pt" style:font-weight-complex="normal"/>
    </style:style>
    <style:style style:name="P23" style:family="paragraph" style:parent-style-name="Standard">
      <style:text-properties fo:font-size="12pt" fo:font-weight="normal" officeooo:rsid="001402f5" officeooo:paragraph-rsid="001402f5" style:font-size-asian="10.5pt" style:font-weight-asian="normal" style:font-size-complex="12pt" style:font-weight-complex="normal"/>
    </style:style>
    <style:style style:name="P24" style:family="paragraph" style:parent-style-name="Standard">
      <style:text-properties fo:font-size="12pt" fo:font-weight="normal" officeooo:rsid="0015d70d" officeooo:paragraph-rsid="0015d70d" style:font-size-asian="10.5pt" style:font-weight-asian="normal" style:font-size-complex="12pt" style:font-weight-complex="normal"/>
    </style:style>
    <style:style style:name="P25" style:family="paragraph" style:parent-style-name="Standard">
      <style:text-properties fo:font-size="12pt" fo:font-weight="normal" officeooo:rsid="0017b10a" officeooo:paragraph-rsid="0017b10a" style:font-size-asian="10.5pt" style:font-weight-asian="normal" style:font-size-complex="12pt" style:font-weight-complex="normal"/>
    </style:style>
    <style:style style:name="P26" style:family="paragraph" style:parent-style-name="Standard">
      <style:text-properties fo:font-size="12pt" fo:font-weight="bold" officeooo:rsid="001402f5" officeooo:paragraph-rsid="001402f5" style:font-size-asian="10.5pt" style:font-weight-asian="bold" style:font-size-complex="12pt" style:font-weight-complex="bold"/>
    </style:style>
    <style:style style:name="P27" style:family="paragraph" style:parent-style-name="Standard">
      <style:text-properties officeooo:rsid="001812c8" officeooo:paragraph-rsid="001812c8"/>
    </style:style>
    <style:style style:name="P28" style:family="paragraph" style:parent-style-name="Standard">
      <style:text-properties fo:font-size="15pt" fo:font-weight="bold" officeooo:rsid="0009f0fc" style:font-size-asian="15pt" style:font-weight-asian="bold" style:font-size-complex="15pt" style:font-weight-complex="bold"/>
    </style:style>
    <style:style style:name="P29" style:family="paragraph" style:parent-style-name="Standard">
      <style:text-properties fo:font-size="16pt" fo:font-weight="bold" officeooo:rsid="001d81d2" officeooo:paragraph-rsid="001d81d2" style:font-size-asian="16pt" style:font-weight-asian="bold" style:font-size-complex="16pt" style:font-weight-complex="bold"/>
    </style:style>
    <style:style style:name="T1" style:family="text">
      <style:text-properties officeooo:rsid="000bf28c"/>
    </style:style>
    <style:style style:name="T2" style:family="text">
      <style:text-properties officeooo:rsid="000f1dc6"/>
    </style:style>
    <style:style style:name="T3" style:family="text">
      <style:text-properties fo:background-color="#ffff00"/>
    </style:style>
    <style:style style:name="T4" style:family="text">
      <style:text-properties officeooo:rsid="001231a0"/>
    </style:style>
    <style:style style:name="T5" style:family="text">
      <style:text-properties fo:font-size="15pt" fo:font-weight="bold" officeooo:rsid="0009f0fc" style:font-size-asian="15pt" style:font-weight-asian="bold" style:font-size-complex="15pt" style:font-weight-complex="bold"/>
    </style:style>
    <style:style style:name="T6" style:family="text">
      <style:text-properties officeooo:rsid="0018ee2c"/>
    </style:style>
    <style:style style:name="T7" style:family="text">
      <style:text-properties officeooo:rsid="001929bf"/>
    </style:style>
    <style:style style:name="T8" style:family="text">
      <style:text-properties officeooo:rsid="001a712e"/>
    </style:style>
    <style:style style:name="T9" style:family="text">
      <style:text-properties officeooo:rsid="001c27bd"/>
    </style:style>
    <style:style style:name="T10" style:family="text">
      <style:text-properties fo:font-weight="bold" style:font-weight-asian="bold" style:font-weight-complex="bold"/>
    </style:style>
    <style:style style:name="T11" style:family="text">
      <style:text-properties fo:font-weight="bold" officeooo:rsid="001816ba"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5">Simple Peer-Peer <text:s/>Chat Application</text:span></text:p>
      <text:p text:style-name="P28"><text:tab/><text:tab/><text:tab/>Name-Sparsh Kumar Sinha</text:p>
      <text:p text:style-name="P28"><text:tab/><text:tab/><text:tab/>Roll No-11010166</text:p>
      <text:p text:style-name="Standard"/>
      <text:p text:style-name="P1">Running-</text:p>
      <text:p text:style-name="P2"><text:s/>A makefile has been provided with the code</text:p>
      <text:p text:style-name="P2"/>
      <text:p text:style-name="P3">Commands to compile-</text:p>
      <text:p text:style-name="P3"/>
      <text:p text:style-name="P3">$make</text:p>
      <text:p text:style-name="P3"/>
      <text:p text:style-name="P3">It compiles as follows-</text:p>
      <text:p text:style-name="P3">g++ -pthread -w -o server server.cpp </text:p>
      <text:p text:style-name="P4">g++ -pthread -w -o client client.cpp</text:p>
      <text:p text:style-name="P4"/>
      <text:p text:style-name="P4"/>
      <text:p text:style-name="P4"><text:span text:style-name="T1">The code can run both locally and globally.</text:span> </text:p>
      <text:p text:style-name="P4"/>
      <text:p text:style-name="P5">Server-</text:p>
      <text:p text:style-name="P6">The server starts at port 420<text:span text:style-name="T9">1</text:span> on the host PC. It can be accessed by the PC's IP address or 127.0.0.1 if the <text:span text:style-name="T8">server</text:span> is on local host.</text:p>
      <text:p text:style-name="P6">The server creates a maximum of 20 threads to deal with the clients on a separate ports.So the clients can interact simultaneously without any hiccup with the server.</text:p>
      <text:p text:style-name="P6">To run the server you can type-</text:p>
      <text:p text:style-name="P6"/>
      <text:p text:style-name="P6">$./server</text:p>
      <text:p text:style-name="P6"/>
      <text:p text:style-name="P6">Client-</text:p>
      <text:p text:style-name="P6">The client asks about the server's IP address. This is 127.0.0.1 if the client is local or the IP address of the computer in which client is running.</text:p>
      <text:p text:style-name="P6">Next the user has to enter an idle port(on which no socket is running).If the socket is invalid or another program is using the socket <text:s/>it shows “bind error”.<text:span text:style-name="T2">If the IP:PORT has already been registered by the server then it terminates then and there.</text:span></text:p>
      <text:p text:style-name="P7">To run client type-</text:p>
      <text:p text:style-name="P27"/>
      <text:p text:style-name="P7">$./client</text:p>
      <text:p text:style-name="P7"/>
      <text:p text:style-name="P27">Messaging Format-</text:p>
      <text:p text:style-name="P27">The clients can enter maximum of 256 character <text:span text:style-name="T10">except </text:span><text:span text:style-name="T11">'</text:span><text:span text:style-name="T10">#</text:span><text:span text:style-name="T11">'</text:span>.The message terminates on newline .If the users have to disconnect then they have to type exit() <text:span text:style-name="T6">only</text:span>.<text:span text:style-name="T7">If the other client disconnects the the present client will have to type astray message to get out of chat mode.</text:span></text:p>
      <text:p text:style-name="P7"/>
      <text:p text:style-name="P11">The code can run globally and locally(provided the ports are unique)</text:p>
      <text:p text:style-name="P7"/>
      <text:p text:style-name="P29">NOTE:</text:p>
      <text:p text:style-name="P29">The client requesting connection will be blocked until his/her connection gets accepted or rejected</text:p>
      <text:p text:style-name="P7"><text:soft-page-break/></text:p>
      <text:p text:style-name="P7"/>
      <text:p text:style-name="P7"/>
      <text:p text:style-name="P7"/>
      <text:p text:style-name="P7"/>
      <text:p text:style-name="P15">SERVER -CLIENT INTERACTION</text:p>
      <text:p text:style-name="P9">Part 1-Sending clients a list of available peers.</text:p>
      <text:p text:style-name="P9">SERVER-</text:p>
      <text:p text:style-name="P14">arsenal@arsenal-Dell-System-XPS-L502X:~/11010166$ ./server </text:p>
      <text:p text:style-name="P14"/>
      <text:p text:style-name="P14">Socket created </text:p>
      <text:p text:style-name="P14">Connection accepted </text:p>
      <text:p text:style-name="P14">Connection accepted </text:p>
      <text:p text:style-name="P14">Sending 127.0.0.1:9044 </text:p>
      <text:p text:style-name="P14"/>
      <text:p text:style-name="P14"><text:s/>to </text:p>
      <text:p text:style-name="P14">127.0.0.1:2222 </text:p>
      <text:p text:style-name="P14">Sending 127.0.0.1:2222 </text:p>
      <text:p text:style-name="P14"/>
      <text:p text:style-name="P14"><text:s/>to </text:p>
      <text:p text:style-name="P14">127.0.0.1:9044 </text:p>
      <text:p text:style-name="P14">127.0.0.1:9044 has disconnected </text:p>
      <text:p text:style-name="P14">Sending None </text:p>
      <text:p text:style-name="P14"/>
      <text:p text:style-name="P14"><text:s/>to </text:p>
      <text:p text:style-name="P14">127.0.0.1:2222 </text:p>
      <text:p text:style-name="P14">127.0.0.1:2222 has disconnected</text:p>
      <text:p text:style-name="P8"/>
      <text:p text:style-name="P9">CLIENT 1</text:p>
      <text:p text:style-name="P8">arsenal@arsenal-Dell-System-XPS-L502X:~/11010166$ ./client </text:p>
      <text:p text:style-name="P8">Enter Server IP </text:p>
      <text:p text:style-name="P8">127.0.0.1 </text:p>
      <text:p text:style-name="P8">Connecting to server </text:p>
      <text:p text:style-name="P8">Enter Your listening port </text:p>
      <text:p text:style-name="P8">Warning:Use an unused port(&gt;1024) </text:p>
      <text:p text:style-name="P8">9044 </text:p>
      <text:p text:style-name="P8">Creating Listen Socket for peer interaction </text:p>
      <text:p text:style-name="P8">Enter 1 for peer-list,2 to connect to a peer,3 to disconnect </text:p>
      <text:p text:style-name="P8">1 </text:p>
      <text:p text:style-name="P8">The list of available peers are </text:p>
      <text:p text:style-name="P8">127.0.0.1:2222</text:p>
      <text:p text:style-name="P8">Enter 1 for peer-list,2 to connect to a peer,3 to disconnect </text:p>
      <text:p text:style-name="P8">3</text:p>
      <text:p text:style-name="P8"/>
      <text:p text:style-name="P8">CLIENT 2</text:p>
      <text:p text:style-name="P8">arsenal@arsenal-Dell-System-XPS-L502X:~/11010166$ ./client </text:p>
      <text:p text:style-name="P8">Enter Server IP </text:p>
      <text:p text:style-name="P8">127.0.0.1 </text:p>
      <text:p text:style-name="P8">Connecting to server </text:p>
      <text:p text:style-name="P8"><text:soft-page-break/>Enter Your listening port </text:p>
      <text:p text:style-name="P8">Warning:Use an unused port(&gt;1024) </text:p>
      <text:p text:style-name="P8">2222 </text:p>
      <text:p text:style-name="P8">Creating Listen Socket for peer interaction </text:p>
      <text:p text:style-name="P8">Enter 1 for peer-list,2 to connect to a peer,3 to disconnect </text:p>
      <text:p text:style-name="P8">1 </text:p>
      <text:p text:style-name="P8">The list of available peers are </text:p>
      <text:p text:style-name="P8">127.0.0.1:9044</text:p>
      <text:p text:style-name="P8">Enter 1 for peer-list,2 to connect to a peer,3 to disconnect </text:p>
      <text:p text:style-name="P8">1 </text:p>
      <text:p text:style-name="P8">The list of available peers are </text:p>
      <text:p text:style-name="P8">None</text:p>
      <text:p text:style-name="P12">Enter 1 for peer-list,2 to connect to a peer,3 to disconnect </text:p>
      <text:p text:style-name="P12">3</text:p>
      <text:p text:style-name="P1"/>
      <text:p text:style-name="P10">Part 2-Client Client Chatting</text:p>
      <text:p text:style-name="P13">SERVER-</text:p>
      <text:p text:style-name="P13">arsenal@arsenal-Dell-System-XPS-L502X:~/11010166$ ./server </text:p>
      <text:p text:style-name="P13"/>
      <text:p text:style-name="P13">Socket created </text:p>
      <text:p text:style-name="P13">Connection accepted </text:p>
      <text:p text:style-name="P13">Connection accepted </text:p>
      <text:p text:style-name="P13">Sending 10.11.10.60:4444 </text:p>
      <text:p text:style-name="P13"/>
      <text:p text:style-name="P13"><text:s/>to </text:p>
      <text:p text:style-name="P13">10.11.10.60:4445 </text:p>
      <text:p text:style-name="P13">Sending 10.11.10.60:4445 </text:p>
      <text:p text:style-name="P13"/>
      <text:p text:style-name="P13"><text:s/>to </text:p>
      <text:p text:style-name="P13">10.11.10.60:4444 </text:p>
      <text:p text:style-name="P13">10.11.10.60:4445 is now chatting </text:p>
      <text:p text:style-name="P13">10.11.10.60:4444 is now chatting </text:p>
      <text:p text:style-name="P13">10.11.10.60:4444 is now available </text:p>
      <text:p text:style-name="P13">10.11.10.60:4445 is now available </text:p>
      <text:p text:style-name="P13">10.11.10.60:4444 has disconnected </text:p>
      <text:p text:style-name="P13">10.11.10.60:4445 has disconnected</text:p>
      <text:p text:style-name="P13"/>
      <text:p text:style-name="P13">CLIENT 1-</text:p>
      <text:p text:style-name="P13">arsenal@arsenal-Dell-System-XPS-L502X:~/11010166$ ./client </text:p>
      <text:p text:style-name="P13">Enter Server IP </text:p>
      <text:p text:style-name="P13">10.11.10.60 </text:p>
      <text:p text:style-name="P13">Connecting to server </text:p>
      <text:p text:style-name="P13">Enter Your listening port </text:p>
      <text:p text:style-name="P13">Warning:Use an unused port(&gt;1024) </text:p>
      <text:p text:style-name="P13">4444 </text:p>
      <text:p text:style-name="P13">Creating Listen Socket for peer interaction </text:p>
      <text:p text:style-name="P13">Enter 1 for peer-list,2 to connect to a peer,3 to disconnect </text:p>
      <text:p text:style-name="P13">1 </text:p>
      <text:p text:style-name="P13">The list of available peers are </text:p>
      <text:p text:style-name="P13"><text:soft-page-break/>10.11.10.60:4445 </text:p>
      <text:p text:style-name="P13"/>
      <text:p text:style-name="P13"/>
      <text:p text:style-name="P13">Enter 1 for peer-list,2 to connect to a peer,3 to disconnect </text:p>
      <text:p text:style-name="P13">2 </text:p>
      <text:p text:style-name="P13">Checking Listen port for incoming connections </text:p>
      <text:p text:style-name="P13">If you still want to connect to a peer enter 1 </text:p>
      <text:p text:style-name="P13">Else enter any other number </text:p>
      <text:p text:style-name="P13">1 </text:p>
      <text:p text:style-name="P13">Enter the peer ip: </text:p>
      <text:p text:style-name="P13">10.11.10.60 </text:p>
      <text:p text:style-name="P13">Enter the peer port: </text:p>
      <text:p text:style-name="P13">4445 </text:p>
      <text:p text:style-name="P13">Connecting to 10.11.10.60:4445 </text:p>
      <text:p text:style-name="P13">Enter message no 1:Newline for terminating message,'exit()' to disconnect </text:p>
      <text:p text:style-name="P13">Enter message no 2:Newline for terminating message,'exit()' to disconnect </text:p>
      <text:p text:style-name="P13">i am fine </text:p>
      <text:p text:style-name="P13">Enter message no 3:Newline for terminating message,'exit()' to disconnect </text:p>
      <text:p text:style-name="P13">thank you very much </text:p>
      <text:p text:style-name="P13">Enter message no 4:Newline for terminating message,'exit()' to disconnect </text:p>
      <text:p text:style-name="P13">exit() </text:p>
      <text:p text:style-name="P13">Sending Thread Closed</text:p>
      <text:p text:style-name="P13">Receiving Thread Closed</text:p>
      <text:p text:style-name="P13">Enter 1 for peer-list,2 to connect to a peer,3 to disconnect </text:p>
      <text:p text:style-name="P13">3</text:p>
      <text:p text:style-name="P13"/>
      <text:p text:style-name="P16">All the client messages are redirected to a file whose name is same as the <text:span text:style-name="T3">port</text:span> entered by the client .This is done because the simultaneously received messages cannot be redirected to stdout which creates an unexpected behavio<text:span text:style-name="T4">u</text:span>r .If we create some kind of lock then the <text:span text:style-name="T4">duplexity</text:span> of the <text:span text:style-name="T4">chat</text:span> is not maintained .<text:span text:style-name="T4">Also each message has a a time stamp thus showing that <text:s/>it is simultaneous(Since the send and receive are run on different threads and are non-blocking)</text:span></text:p>
      <text:p text:style-name="P16"/>
      <text:p text:style-name="P21">So the CLIENT1 received file 4445 is as follows-</text:p>
      <text:p text:style-name="P21"/>
      <text:p text:style-name="P21"><text:tab/><text:tab/>Wed Feb 19 18:23:43 2014 </text:p>
      <text:p text:style-name="P21"/>
      <text:p text:style-name="P21">1 was received and displayed successfully<text:tab/><text:tab/>Wed Feb 19 18:23:44 2014 </text:p>
      <text:p text:style-name="P21"/>
      <text:p text:style-name="P21">hi zuzu </text:p>
      <text:p text:style-name="P21"><text:tab/><text:tab/>Wed Feb 19 18:23:57 2014 </text:p>
      <text:p text:style-name="P21"/>
      <text:p text:style-name="P21">how are you </text:p>
      <text:p text:style-name="P21"><text:tab/><text:tab/>Wed Feb 19 18:24:02 2014 </text:p>
      <text:p text:style-name="P21"/>
      <text:p text:style-name="P21">2 was received and displayed successfully<text:tab/><text:tab/>Wed Feb 19 18:24:10 2014 </text:p>
      <text:p text:style-name="P21"/>
      <text:p text:style-name="P21">3 was received and displayed successfully<text:tab/><text:tab/>Wed Feb 19 18:24:16 2014 </text:p>
      <text:p text:style-name="P21"><text:soft-page-break/></text:p>
      <text:p text:style-name="P21"/>
      <text:p text:style-name="P21"/>
      <text:p text:style-name="P21"/>
      <text:p text:style-name="P21"/>
      <text:p text:style-name="P21"/>
      <text:p text:style-name="P21">CLIENT 2-</text:p>
      <text:p text:style-name="P21">arsenal@arsenal-Dell-System-XPS-L502X:~/11010166$ ./client </text:p>
      <text:p text:style-name="P21">Enter Server IP </text:p>
      <text:p text:style-name="P21">10.11.10.60 </text:p>
      <text:p text:style-name="P21">Connecting to server </text:p>
      <text:p text:style-name="P21">Enter Your listening port </text:p>
      <text:p text:style-name="P21">Warning:Use an unused port(&gt;1024) </text:p>
      <text:p text:style-name="P21">4445 </text:p>
      <text:p text:style-name="P21">Creating Listen Socket for peer interaction </text:p>
      <text:p text:style-name="P21">Enter 1 for peer-list,2 to connect to a peer,3 to disconnect </text:p>
      <text:p text:style-name="P21">1 </text:p>
      <text:p text:style-name="P21">The list of available peers are </text:p>
      <text:p text:style-name="P21">10.11.10.60:4444 </text:p>
      <text:p text:style-name="P21"/>
      <text:p text:style-name="P21"/>
      <text:p text:style-name="P21">Enter 1 for peer-list,2 to connect to a peer,3 to disconnect </text:p>
      <text:p text:style-name="P21">2 </text:p>
      <text:p text:style-name="P21">Checking Listen port for incoming connections </text:p>
      <text:p text:style-name="P21">selectserver: new connection from 10.11.10.60 on socket 5 </text:p>
      <text:p text:style-name="P21">Enter 1 to accept </text:p>
      <text:p text:style-name="P21">1 </text:p>
      <text:p text:style-name="P21">Enter message no 1:Newline for terminating message,'exit()' to disconnect </text:p>
      <text:p text:style-name="P21">Enter message no 2:Newline for terminating message,'exit()' to disconnect </text:p>
      <text:p text:style-name="P21">hi zuzu </text:p>
      <text:p text:style-name="P21">Enter message no 3:Newline for terminating message,'exit()' to disconnect </text:p>
      <text:p text:style-name="P21">how are you </text:p>
      <text:p text:style-name="P21">Enter message no 4:Newline for terminating message,'exit()' to disconnect </text:p>
      <text:p text:style-name="P22">Receiving Thread Closed</text:p>
      <text:p text:style-name="P21">sdsadsa </text:p>
      <text:p text:style-name="P22">Sending Thread Closed</text:p>
      <text:p text:style-name="P21">If you still want to connect to a peer enter 1 </text:p>
      <text:p text:style-name="P21">Else enter any other number </text:p>
      <text:p text:style-name="P21">2 </text:p>
      <text:p text:style-name="P21">Enter 1 for peer-list,2 to connect to a peer,3 to disconnect </text:p>
      <text:p text:style-name="P21">3</text:p>
      <text:p text:style-name="P21"/>
      <text:p text:style-name="P21">CLIENT 2 4445 file-</text:p>
      <text:p text:style-name="P21"/>
      <text:p text:style-name="P22"/>
      <text:p text:style-name="P22"><text:tab/><text:tab/>Wed Feb 19 18:23:44 2014 </text:p>
      <text:p text:style-name="P22"/>
      <text:p text:style-name="P22">1 was received and displayed successfully<text:tab/><text:tab/>Wed Feb 19 18:23:44 2014 </text:p>
      <text:p text:style-name="P22"/>
      <text:p text:style-name="P22"><text:soft-page-break/>2 was received and displayed successfully<text:tab/><text:tab/>Wed Feb 19 18:23:58 2014 </text:p>
      <text:p text:style-name="P22"/>
      <text:p text:style-name="P22">3 was received and displayed successfully<text:tab/><text:tab/>Wed Feb 19 18:24:03 2014 </text:p>
      <text:p text:style-name="P22"><text:s/></text:p>
      <text:p text:style-name="P22">i am fine </text:p>
      <text:p text:style-name="P22"><text:tab/><text:tab/>Wed Feb 19 18:24:09 2014 </text:p>
      <text:p text:style-name="P22"/>
      <text:p text:style-name="P22">thank you very much </text:p>
      <text:p text:style-name="P22"><text:tab/><text:tab/>Wed Feb 19 18:24:15 2014</text:p>
      <text:p text:style-name="P22"/>
      <text:p text:style-name="P18">Some Errors and Bugs-</text:p>
      <text:p text:style-name="P19">ERRORS</text:p>
      <text:p text:style-name="P23">1)</text:p>
      <text:p text:style-name="P23">arsenal@arsenal-Dell-System-XPS-L502X:~/11010166$ ./client </text:p>
      <text:p text:style-name="P23">Enter Server IP </text:p>
      <text:p text:style-name="P23">10.11.10.60 </text:p>
      <text:p text:style-name="P23">Connecting to server </text:p>
      <text:p text:style-name="P23">Enter Your listening port </text:p>
      <text:p text:style-name="P23">Warning:Use an unused port(&gt;1024) </text:p>
      <text:p text:style-name="P23">2222 </text:p>
      <text:p text:style-name="P23">Your IP:PORT already in use </text:p>
      <text:p text:style-name="P23">Terminating connection</text:p>
      <text:p text:style-name="P23"/>
      <text:p text:style-name="P26">If the port is already bounded by another socket.</text:p>
      <text:p text:style-name="P26"/>
      <text:p text:style-name="P23">2)</text:p>
      <text:p text:style-name="P23">Enter 1 for peer-list,2 to connect to a peer,3 to disconnect </text:p>
      <text:p text:style-name="P23">1 </text:p>
      <text:p text:style-name="P23">The list of available peers are </text:p>
      <text:p text:style-name="P23">10.11.10.60:2222 </text:p>
      <text:p text:style-name="P23"/>
      <text:p text:style-name="P23"/>
      <text:p text:style-name="P23">Enter 1 for peer-list,2 to connect to a peer,3 to disconnect </text:p>
      <text:p text:style-name="P23">2 </text:p>
      <text:p text:style-name="P23">Checking Listen port for incoming connections </text:p>
      <text:p text:style-name="P23">If you still want to connect to a peer enter 1 </text:p>
      <text:p text:style-name="P23">Else enter any other number </text:p>
      <text:p text:style-name="P23">1 </text:p>
      <text:p text:style-name="P23">Enter the peer ip: </text:p>
      <text:p text:style-name="P23">10.11.10.60 </text:p>
      <text:p text:style-name="P23">Enter the peer port: </text:p>
      <text:p text:style-name="P23">2222 </text:p>
      <text:p text:style-name="P23">Connecting to 10.11.10.60:2222 </text:p>
      <text:p text:style-name="P23">connect: Connection refused </text:p>
      <text:p text:style-name="P23">connection error</text:p>
      <text:p text:style-name="P23"/>
      <text:p text:style-name="P26">If the client tries to connect to another client which has just left the server.Refresh the list to see that it is unavailable.</text:p>
      <text:p text:style-name="P24"><text:soft-page-break/>Enter 1 for peer-list,2 to connect to a peer,3 to disconnect </text:p>
      <text:p text:style-name="P24">1 </text:p>
      <text:p text:style-name="P24">The list of available peers are </text:p>
      <text:p text:style-name="P24">None</text:p>
      <text:p text:style-name="P24"/>
      <text:p text:style-name="P17">BUGS-</text:p>
      <text:p text:style-name="P20">1)</text:p>
      <text:p text:style-name="P24">If the clients disconnect without typing the exit() message then the output is unexpected.</text:p>
      <text:p text:style-name="P24"/>
      <text:p text:style-name="P24">2)</text:p>
      <text:p text:style-name="P25">If the list is not refreshed and the client tries to connect to another client who is busy then the socket gets blocked until the busy client is done with his conversation.</text:p>
      <text:p text:style-name="P25"/>
      <text:p text:style-name="P25">3)</text:p>
      <text:p text:style-name="P25">Sometimes some garbage value might get printed in the received file.</text:p>
      <text:p text:style-name="P25"/>
      <text:p text:style-name="P25">4)</text:p>
      <text:p text:style-name="P25">There is no checking if the desired number of bytes have reached the client.</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5:11:39.384456005</meta:creation-date>
    <dc:date>2014-02-19T20:46:47.903015708</dc:date>
    <meta:editing-duration>PT5H12M6S</meta:editing-duration>
    <meta:editing-cycles>17</meta:editing-cycles>
    <meta:generator>LibreOffice/4.1.2.3$Linux_X86_64 LibreOffice_project/410m0$Build-3</meta:generator>
    <meta:document-statistic meta:table-count="0" meta:image-count="0" meta:object-count="0" meta:page-count="7" meta:paragraph-count="229" meta:word-count="1218" meta:character-count="7855" meta:non-whitespace-character-count="6668"/>
  </office:meta>
</office:document-meta>
</file>